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4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świadczenie" table:style-name="ta1">
        <table:shapes>
          <draw:frame draw:z-index="0" draw:style-name="gr1" draw:text-style-name="P1" svg:width="15.997cm" svg:height="9.004cm" svg:x="12.075cm" svg:y="3.813cm">
            <draw:object draw:notify-on-update-of-ranges="Doświadczenie.A3:Doświadczenie.A3 Doświadczenie.A4:Doświadczenie.A50 Doświadczenie.B3:Doświadczenie.B3 Doświadczenie.B4:Doświadczenie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(x)*cos(x)</text:p>
          </table:table-cell>
          <table:table-cell office:value-type="string" calcext:value-type="string">
            <text:p>d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wy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-1</text:p>
          </table:table-cell>
          <table:table-cell table:number-columns-repeated="9"/>
          <table:table-cell office:value-type="string" calcext:value-type="string">
            <text:p>nrDoswiadczenia</text:p>
          </table:table-cell>
          <table:table-cell office:value-type="string" calcext:value-type="string">
            <text:p>Liczba warstw i neuronów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Liczba epok</text:p>
          </table:table-cell>
          <table:table-cell office:value-type="string" calcext:value-type="string">
            <text:p>Stopień poprawnośći nauczenia się sieci [%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4])*COS([.A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formula="of:=[.A4]+[.$C$2]" office:value-type="float" office:value="0.1" calcext:value-type="float">
            <text:p>0,1</text:p>
          </table:table-cell>
          <table:table-cell table:formula="of:=SIN([.A5])*COS([.A5])" office:value-type="float" office:value="0.0993346653975306" calcext:value-type="float">
            <text:p>0,0993346653975306</text:p>
          </table:table-cell>
          <table:table-cell table:number-columns-repeated="15"/>
        </table:table-row>
        <table:table-row table:style-name="ro1">
          <table:table-cell table:formula="of:=[.A5]+[.$C$2]" office:value-type="float" office:value="0.2" calcext:value-type="float">
            <text:p>0,2</text:p>
          </table:table-cell>
          <table:table-cell table:formula="of:=SIN([.A6])*COS([.A6])" office:value-type="float" office:value="0.194709171154325" calcext:value-type="float">
            <text:p>0,194709171154325</text:p>
          </table:table-cell>
          <table:table-cell table:number-columns-repeated="15"/>
        </table:table-row>
        <table:table-row table:style-name="ro1">
          <table:table-cell table:formula="of:=[.A6]+[.$C$2]" office:value-type="float" office:value="0.3" calcext:value-type="float">
            <text:p>0,3</text:p>
          </table:table-cell>
          <table:table-cell table:formula="of:=SIN([.A7])*COS([.A7])" office:value-type="float" office:value="0.282321236697518" calcext:value-type="float">
            <text:p>0,282321236697518</text:p>
          </table:table-cell>
          <table:table-cell table:number-columns-repeated="15"/>
        </table:table-row>
        <table:table-row table:style-name="ro1">
          <table:table-cell table:formula="of:=[.A7]+[.$C$2]" office:value-type="float" office:value="0.4" calcext:value-type="float">
            <text:p>0,4</text:p>
          </table:table-cell>
          <table:table-cell table:formula="of:=SIN([.A8])*COS([.A8])" office:value-type="float" office:value="0.358678045449761" calcext:value-type="float">
            <text:p>0,358678045449761</text:p>
          </table:table-cell>
          <table:table-cell table:number-columns-repeated="15"/>
        </table:table-row>
        <table:table-row table:style-name="ro1">
          <table:table-cell table:formula="of:=[.A8]+[.$C$2]" office:value-type="float" office:value="0.5" calcext:value-type="float">
            <text:p>0,5</text:p>
          </table:table-cell>
          <table:table-cell table:formula="of:=SIN([.A9])*COS([.A9])" office:value-type="float" office:value="0.420735492403948" calcext:value-type="float">
            <text:p>0,420735492403948</text:p>
          </table:table-cell>
          <table:table-cell table:number-columns-repeated="15"/>
        </table:table-row>
        <table:table-row table:style-name="ro1">
          <table:table-cell table:formula="of:=[.A9]+[.$C$2]" office:value-type="float" office:value="0.6" calcext:value-type="float">
            <text:p>0,6</text:p>
          </table:table-cell>
          <table:table-cell table:formula="of:=SIN([.A10])*COS([.A10])" office:value-type="float" office:value="0.466019542983613" calcext:value-type="float">
            <text:p>0,466019542983613</text:p>
          </table:table-cell>
          <table:table-cell table:number-columns-repeated="15"/>
        </table:table-row>
        <table:table-row table:style-name="ro1">
          <table:table-cell table:formula="of:=[.A10]+[.$C$2]" office:value-type="float" office:value="0.7" calcext:value-type="float">
            <text:p>0,7</text:p>
          </table:table-cell>
          <table:table-cell table:formula="of:=SIN([.A11])*COS([.A11])" office:value-type="float" office:value="0.49272486499423" calcext:value-type="float">
            <text:p>0,49272486499423</text:p>
          </table:table-cell>
          <table:table-cell table:number-columns-repeated="15"/>
        </table:table-row>
        <table:table-row table:style-name="ro1">
          <table:table-cell table:formula="of:=[.A11]+[.$C$2]" office:value-type="float" office:value="0.8" calcext:value-type="float">
            <text:p>0,8</text:p>
          </table:table-cell>
          <table:table-cell table:formula="of:=SIN([.A12])*COS([.A12])" office:value-type="float" office:value="0.499786801520753" calcext:value-type="float">
            <text:p>0,499786801520753</text:p>
          </table:table-cell>
          <table:table-cell table:number-columns-repeated="15"/>
        </table:table-row>
        <table:table-row table:style-name="ro1">
          <table:table-cell table:formula="of:=[.A12]+[.$C$2]" office:value-type="float" office:value="0.9" calcext:value-type="float">
            <text:p>0,9</text:p>
          </table:table-cell>
          <table:table-cell table:formula="of:=SIN([.A13])*COS([.A13])" office:value-type="float" office:value="0.486923815439098" calcext:value-type="float">
            <text:p>0,486923815439098</text:p>
          </table:table-cell>
          <table:table-cell table:number-columns-repeated="15"/>
        </table:table-row>
        <table:table-row table:style-name="ro1">
          <table:table-cell table:formula="of:=[.A13]+[.$C$2]" office:value-type="float" office:value="1" calcext:value-type="float">
            <text:p>1</text:p>
          </table:table-cell>
          <table:table-cell table:formula="of:=SIN([.A14])*COS([.A14])" office:value-type="float" office:value="0.454648713412841" calcext:value-type="float">
            <text:p>0,454648713412841</text:p>
          </table:table-cell>
          <table:table-cell table:number-columns-repeated="15"/>
        </table:table-row>
        <table:table-row table:style-name="ro1">
          <table:table-cell table:formula="of:=[.A14]+[.$C$2]" office:value-type="float" office:value="1.1" calcext:value-type="float">
            <text:p>1,1</text:p>
          </table:table-cell>
          <table:table-cell table:formula="of:=SIN([.A15])*COS([.A15])" office:value-type="float" office:value="0.404248201909795" calcext:value-type="float">
            <text:p>0,404248201909795</text:p>
          </table:table-cell>
          <table:table-cell table:number-columns-repeated="15"/>
        </table:table-row>
        <table:table-row table:style-name="ro1">
          <table:table-cell table:formula="of:=[.A15]+[.$C$2]" office:value-type="float" office:value="1.2" calcext:value-type="float">
            <text:p>1,2</text:p>
          </table:table-cell>
          <table:table-cell table:formula="of:=SIN([.A16])*COS([.A16])" office:value-type="float" office:value="0.337731590275575" calcext:value-type="float">
            <text:p>0,337731590275575</text:p>
          </table:table-cell>
          <table:table-cell table:number-columns-repeated="15"/>
        </table:table-row>
        <table:table-row table:style-name="ro1">
          <table:table-cell table:formula="of:=[.A16]+[.$C$2]" office:value-type="float" office:value="1.3" calcext:value-type="float">
            <text:p>1,3</text:p>
          </table:table-cell>
          <table:table-cell table:formula="of:=SIN([.A17])*COS([.A17])" office:value-type="float" office:value="0.257750685910732" calcext:value-type="float">
            <text:p>0,257750685910732</text:p>
          </table:table-cell>
          <table:table-cell table:number-columns-repeated="15"/>
        </table:table-row>
        <table:table-row table:style-name="ro1">
          <table:table-cell table:formula="of:=[.A17]+[.$C$2]" office:value-type="float" office:value="1.4" calcext:value-type="float">
            <text:p>1,4</text:p>
          </table:table-cell>
          <table:table-cell table:formula="of:=SIN([.A18])*COS([.A18])" office:value-type="float" office:value="0.167494075077952" calcext:value-type="float">
            <text:p>0,167494075077952</text:p>
          </table:table-cell>
          <table:table-cell table:number-columns-repeated="15"/>
        </table:table-row>
        <table:table-row table:style-name="ro1">
          <table:table-cell table:formula="of:=[.A18]+[.$C$2]" office:value-type="float" office:value="1.5" calcext:value-type="float">
            <text:p>1,5</text:p>
          </table:table-cell>
          <table:table-cell table:formula="of:=SIN([.A19])*COS([.A19])" office:value-type="float" office:value="0.0705600040299334" calcext:value-type="float">
            <text:p>0,0705600040299334</text:p>
          </table:table-cell>
          <table:table-cell table:number-columns-repeated="15"/>
        </table:table-row>
        <table:table-row table:style-name="ro1">
          <table:table-cell table:formula="of:=[.A19]+[.$C$2]" office:value-type="float" office:value="1.6" calcext:value-type="float">
            <text:p>1,6</text:p>
          </table:table-cell>
          <table:table-cell table:formula="of:=SIN([.A20])*COS([.A20])" office:value-type="float" office:value="-0.0291870717137903" calcext:value-type="float">
            <text:p>-0,0291870717137903</text:p>
          </table:table-cell>
          <table:table-cell table:number-columns-repeated="15"/>
        </table:table-row>
        <table:table-row table:style-name="ro1">
          <table:table-cell table:formula="of:=[.A20]+[.$C$2]" office:value-type="float" office:value="1.7" calcext:value-type="float">
            <text:p>1,7</text:p>
          </table:table-cell>
          <table:table-cell table:formula="of:=SIN([.A21])*COS([.A21])" office:value-type="float" office:value="-0.127770551013416" calcext:value-type="float">
            <text:p>-0,127770551013416</text:p>
          </table:table-cell>
          <table:table-cell table:number-columns-repeated="15"/>
        </table:table-row>
        <table:table-row table:style-name="ro1">
          <table:table-cell table:formula="of:=[.A21]+[.$C$2]" office:value-type="float" office:value="1.8" calcext:value-type="float">
            <text:p>1,8</text:p>
          </table:table-cell>
          <table:table-cell table:formula="of:=SIN([.A22])*COS([.A22])" office:value-type="float" office:value="-0.221260221647427" calcext:value-type="float">
            <text:p>-0,221260221647427</text:p>
          </table:table-cell>
          <table:table-cell table:number-columns-repeated="15"/>
        </table:table-row>
        <table:table-row table:style-name="ro1">
          <table:table-cell table:formula="of:=[.A22]+[.$C$2]" office:value-type="float" office:value="1.9" calcext:value-type="float">
            <text:p>1,9</text:p>
          </table:table-cell>
          <table:table-cell table:formula="of:=SIN([.A23])*COS([.A23])" office:value-type="float" office:value="-0.30592894547136" calcext:value-type="float">
            <text:p>-0,30592894547136</text:p>
          </table:table-cell>
          <table:table-cell table:number-columns-repeated="15"/>
        </table:table-row>
        <table:table-row table:style-name="ro1">
          <table:table-cell table:formula="of:=[.A23]+[.$C$2]" office:value-type="float" office:value="2" calcext:value-type="float">
            <text:p>2</text:p>
          </table:table-cell>
          <table:table-cell table:formula="of:=SIN([.A24])*COS([.A24])" office:value-type="float" office:value="-0.378401247653964" calcext:value-type="float">
            <text:p>-0,378401247653964</text:p>
          </table:table-cell>
          <table:table-cell table:number-columns-repeated="15"/>
        </table:table-row>
        <table:table-row table:style-name="ro1">
          <table:table-cell table:formula="of:=[.A24]+[.$C$2]" office:value-type="float" office:value="2.1" calcext:value-type="float">
            <text:p>2,1</text:p>
          </table:table-cell>
          <table:table-cell table:formula="of:=SIN([.A25])*COS([.A25])" office:value-type="float" office:value="-0.435787886206794" calcext:value-type="float">
            <text:p>-0,435787886206794</text:p>
          </table:table-cell>
          <table:table-cell table:number-columns-repeated="15"/>
        </table:table-row>
        <table:table-row table:style-name="ro1">
          <table:table-cell table:formula="of:=[.A25]+[.$C$2]" office:value-type="float" office:value="2.2" calcext:value-type="float">
            <text:p>2,2</text:p>
          </table:table-cell>
          <table:table-cell table:formula="of:=SIN([.A26])*COS([.A26])" office:value-type="float" office:value="-0.475801036944758" calcext:value-type="float">
            <text:p>-0,475801036944758</text:p>
          </table:table-cell>
          <table:table-cell table:number-columns-repeated="15"/>
        </table:table-row>
        <table:table-row table:style-name="ro1">
          <table:table-cell table:formula="of:=[.A26]+[.$C$2]" office:value-type="float" office:value="2.3" calcext:value-type="float">
            <text:p>2,3</text:p>
          </table:table-cell>
          <table:table-cell table:formula="of:=SIN([.A27])*COS([.A27])" office:value-type="float" office:value="-0.496845501816732" calcext:value-type="float">
            <text:p>-0,496845501816732</text:p>
          </table:table-cell>
          <table:table-cell table:number-columns-repeated="15"/>
        </table:table-row>
        <table:table-row table:style-name="ro1">
          <table:table-cell table:formula="of:=[.A27]+[.$C$2]" office:value-type="float" office:value="2.4" calcext:value-type="float">
            <text:p>2,4</text:p>
          </table:table-cell>
          <table:table-cell table:formula="of:=SIN([.A28])*COS([.A28])" office:value-type="float" office:value="-0.49808230441792" calcext:value-type="float">
            <text:p>-0,49808230441792</text:p>
          </table:table-cell>
          <table:table-cell table:number-columns-repeated="15"/>
        </table:table-row>
        <table:table-row table:style-name="ro1">
          <table:table-cell table:formula="of:=[.A28]+[.$C$2]" office:value-type="float" office:value="2.5" calcext:value-type="float">
            <text:p>2,5</text:p>
          </table:table-cell>
          <table:table-cell table:formula="of:=SIN([.A29])*COS([.A29])" office:value-type="float" office:value="-0.479462137331569" calcext:value-type="float">
            <text:p>-0,479462137331569</text:p>
          </table:table-cell>
          <table:table-cell table:number-columns-repeated="15"/>
        </table:table-row>
        <table:table-row table:style-name="ro1">
          <table:table-cell table:formula="of:=[.A29]+[.$C$2]" office:value-type="float" office:value="2.6" calcext:value-type="float">
            <text:p>2,6</text:p>
          </table:table-cell>
          <table:table-cell table:formula="of:=SIN([.A30])*COS([.A30])" office:value-type="float" office:value="-0.441727327860076" calcext:value-type="float">
            <text:p>-0,441727327860076</text:p>
          </table:table-cell>
          <table:table-cell table:number-columns-repeated="15"/>
        </table:table-row>
        <table:table-row table:style-name="ro1">
          <table:table-cell table:formula="of:=[.A30]+[.$C$2]" office:value-type="float" office:value="2.7" calcext:value-type="float">
            <text:p>2,7</text:p>
          </table:table-cell>
          <table:table-cell table:formula="of:=SIN([.A31])*COS([.A31])" office:value-type="float" office:value="-0.386382243777993" calcext:value-type="float">
            <text:p>-0,386382243777993</text:p>
          </table:table-cell>
          <table:table-cell table:number-columns-repeated="15"/>
        </table:table-row>
        <table:table-row table:style-name="ro1">
          <table:table-cell table:formula="of:=[.A31]+[.$C$2]" office:value-type="float" office:value="2.8" calcext:value-type="float">
            <text:p>2,8</text:p>
          </table:table-cell>
          <table:table-cell table:formula="of:=SIN([.A32])*COS([.A32])" office:value-type="float" office:value="-0.31563331893616" calcext:value-type="float">
            <text:p>-0,31563331893616</text:p>
          </table:table-cell>
          <table:table-cell table:number-columns-repeated="15"/>
        </table:table-row>
        <table:table-row table:style-name="ro1">
          <table:table-cell table:formula="of:=[.A32]+[.$C$2]" office:value-type="float" office:value="2.9" calcext:value-type="float">
            <text:p>2,9</text:p>
          </table:table-cell>
          <table:table-cell table:formula="of:=SIN([.A33])*COS([.A33])" office:value-type="float" office:value="-0.232301089706877" calcext:value-type="float">
            <text:p>-0,232301089706877</text:p>
          </table:table-cell>
          <table:table-cell table:number-columns-repeated="15"/>
        </table:table-row>
        <table:table-row table:style-name="ro1">
          <table:table-cell table:formula="of:=[.A33]+[.$C$2]" office:value-type="float" office:value="3" calcext:value-type="float">
            <text:p>3</text:p>
          </table:table-cell>
          <table:table-cell table:formula="of:=SIN([.A34])*COS([.A34])" office:value-type="float" office:value="-0.139707749099462" calcext:value-type="float">
            <text:p>-0,139707749099462</text:p>
          </table:table-cell>
          <table:table-cell table:number-columns-repeated="15"/>
        </table:table-row>
        <table:table-row table:style-name="ro1">
          <table:table-cell table:formula="of:=[.A34]+[.$C$2]" office:value-type="float" office:value="3.1" calcext:value-type="float">
            <text:p>3,1</text:p>
          </table:table-cell>
          <table:table-cell table:formula="of:=SIN([.A35])*COS([.A35])" office:value-type="float" office:value="-0.0415447014087469" calcext:value-type="float">
            <text:p>-0,0415447014087469</text:p>
          </table:table-cell>
          <table:table-cell table:number-columns-repeated="15"/>
        </table:table-row>
        <table:table-row table:style-name="ro1">
          <table:table-cell table:formula="of:=[.A35]+[.$C$2]" office:value-type="float" office:value="3.2" calcext:value-type="float">
            <text:p>3,2</text:p>
          </table:table-cell>
          <table:table-cell table:formula="of:=SIN([.A36])*COS([.A36])" office:value-type="float" office:value="0.0582746024252481" calcext:value-type="float">
            <text:p>0,0582746024252481</text:p>
          </table:table-cell>
          <table:table-cell table:number-columns-repeated="15"/>
        </table:table-row>
        <table:table-row table:style-name="ro1">
          <table:table-cell table:formula="of:=[.A36]+[.$C$2]" office:value-type="float" office:value="3.3" calcext:value-type="float">
            <text:p>3,3</text:p>
          </table:table-cell>
          <table:table-cell table:formula="of:=SIN([.A37])*COS([.A37])" office:value-type="float" office:value="0.155770681756691" calcext:value-type="float">
            <text:p>0,155770681756691</text:p>
          </table:table-cell>
          <table:table-cell table:number-columns-repeated="15"/>
        </table:table-row>
        <table:table-row table:style-name="ro1">
          <table:table-cell table:formula="of:=[.A37]+[.$C$2]" office:value-type="float" office:value="3.4" calcext:value-type="float">
            <text:p>3,4</text:p>
          </table:table-cell>
          <table:table-cell table:formula="of:=SIN([.A38])*COS([.A38])" office:value-type="float" office:value="0.247056675569306" calcext:value-type="float">
            <text:p>0,247056675569306</text:p>
          </table:table-cell>
          <table:table-cell table:number-columns-repeated="15"/>
        </table:table-row>
        <table:table-row table:style-name="ro1">
          <table:table-cell table:formula="of:=[.A38]+[.$C$2]" office:value-type="float" office:value="3.5" calcext:value-type="float">
            <text:p>3,5</text:p>
          </table:table-cell>
          <table:table-cell table:formula="of:=SIN([.A39])*COS([.A39])" office:value-type="float" office:value="0.328493299359396" calcext:value-type="float">
            <text:p>0,328493299359396</text:p>
          </table:table-cell>
          <table:table-cell table:number-columns-repeated="15"/>
        </table:table-row>
        <table:table-row table:style-name="ro1">
          <table:table-cell table:formula="of:=[.A39]+[.$C$2]" office:value-type="float" office:value="3.6" calcext:value-type="float">
            <text:p>3,6</text:p>
          </table:table-cell>
          <table:table-cell table:formula="of:=SIN([.A40])*COS([.A40])" office:value-type="float" office:value="0.396833931924578" calcext:value-type="float">
            <text:p>0,396833931924578</text:p>
          </table:table-cell>
          <table:table-cell table:number-columns-repeated="15"/>
        </table:table-row>
        <table:table-row table:style-name="ro1">
          <table:table-cell table:formula="of:=[.A40]+[.$C$2]" office:value-type="float" office:value="3.7" calcext:value-type="float">
            <text:p>3,7</text:p>
          </table:table-cell>
          <table:table-cell table:formula="of:=SIN([.A41])*COS([.A41])" office:value-type="float" office:value="0.449354047905814" calcext:value-type="float">
            <text:p>0,449354047905814</text:p>
          </table:table-cell>
          <table:table-cell table:number-columns-repeated="15"/>
        </table:table-row>
        <table:table-row table:style-name="ro1">
          <table:table-cell table:formula="of:=[.A41]+[.$C$2]" office:value-type="float" office:value="3.8" calcext:value-type="float">
            <text:p>3,8</text:p>
          </table:table-cell>
          <table:table-cell table:formula="of:=SIN([.A42])*COS([.A42])" office:value-type="float" office:value="0.483959836015744" calcext:value-type="float">
            <text:p>0,483959836015744</text:p>
          </table:table-cell>
          <table:table-cell table:number-columns-repeated="15"/>
        </table:table-row>
        <table:table-row table:style-name="ro1">
          <table:table-cell table:formula="of:=[.A42]+[.$C$2]" office:value-type="float" office:value="3.9" calcext:value-type="float">
            <text:p>3,9</text:p>
          </table:table-cell>
          <table:table-cell table:formula="of:=SIN([.A43])*COS([.A43])" office:value-type="float" office:value="0.499271672687303" calcext:value-type="float">
            <text:p>0,499271672687303</text:p>
          </table:table-cell>
          <table:table-cell table:number-columns-repeated="15"/>
        </table:table-row>
        <table:table-row table:style-name="ro1">
          <table:table-cell table:formula="of:=[.A43]+[.$C$2]" office:value-type="float" office:value="4" calcext:value-type="float">
            <text:p>4</text:p>
          </table:table-cell>
          <table:table-cell table:formula="of:=SIN([.A44])*COS([.A44])" office:value-type="float" office:value="0.494679123311691" calcext:value-type="float">
            <text:p>0,494679123311691</text:p>
          </table:table-cell>
          <table:table-cell table:number-columns-repeated="15"/>
        </table:table-row>
        <table:table-row table:style-name="ro1">
          <table:table-cell table:formula="of:=[.A44]+[.$C$2]" office:value-type="float" office:value="4.1" calcext:value-type="float">
            <text:p>4,1</text:p>
          </table:table-cell>
          <table:table-cell table:formula="of:=SIN([.A45])*COS([.A45])" office:value-type="float" office:value="0.470365278339886" calcext:value-type="float">
            <text:p>0,470365278339886</text:p>
          </table:table-cell>
          <table:table-cell table:number-columns-repeated="15"/>
        </table:table-row>
        <table:table-row table:style-name="ro1">
          <table:table-cell table:formula="of:=[.A45]+[.$C$2]" office:value-type="float" office:value="4.2" calcext:value-type="float">
            <text:p>4,2</text:p>
          </table:table-cell>
          <table:table-cell table:formula="of:=SIN([.A46])*COS([.A46])" office:value-type="float" office:value="0.42729945404414" calcext:value-type="float">
            <text:p>0,42729945404414</text:p>
          </table:table-cell>
          <table:table-cell table:number-columns-repeated="15"/>
        </table:table-row>
        <table:table-row table:style-name="ro1">
          <table:table-cell table:formula="of:=[.A46]+[.$C$2]" office:value-type="float" office:value="4.3" calcext:value-type="float">
            <text:p>4,3</text:p>
          </table:table-cell>
          <table:table-cell table:formula="of:=SIN([.A47])*COS([.A47])" office:value-type="float" office:value="0.367198548937056" calcext:value-type="float">
            <text:p>0,367198548937056</text:p>
          </table:table-cell>
          <table:table-cell table:number-columns-repeated="15"/>
        </table:table-row>
        <table:table-row table:style-name="ro1">
          <table:table-cell table:formula="of:=[.A47]+[.$C$2]" office:value-type="float" office:value="4.4" calcext:value-type="float">
            <text:p>4,4</text:p>
          </table:table-cell>
          <table:table-cell table:formula="of:=SIN([.A48])*COS([.A48])" office:value-type="float" office:value="0.292458596445881" calcext:value-type="float">
            <text:p>0,292458596445881</text:p>
          </table:table-cell>
          <table:table-cell table:number-columns-repeated="15"/>
        </table:table-row>
        <table:table-row table:style-name="ro1">
          <table:table-cell table:formula="of:=[.A48]+[.$C$2]" office:value-type="float" office:value="4.5" calcext:value-type="float">
            <text:p>4,5</text:p>
          </table:table-cell>
          <table:table-cell table:formula="of:=SIN([.A49])*COS([.A49])" office:value-type="float" office:value="0.206059242620878" calcext:value-type="float">
            <text:p>0,206059242620878</text:p>
          </table:table-cell>
          <table:table-cell table:number-columns-repeated="15"/>
        </table:table-row>
        <table:table-row table:style-name="ro1">
          <table:table-cell table:formula="of:=[.A49]+[.$C$2]" office:value-type="float" office:value="4.6" calcext:value-type="float">
            <text:p>4,6</text:p>
          </table:table-cell>
          <table:table-cell table:formula="of:=SIN([.A50])*COS([.A50])" office:value-type="float" office:value="0.111444957050124" calcext:value-type="float">
            <text:p>0,111444957050124</text:p>
          </table:table-cell>
          <table:table-cell table:number-columns-repeated="15"/>
        </table:table-row>
      </table:table>
      <table:table table:name="Sprawozdani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10:51:38.906000000</meta:creation-date>
    <dc:date>2021-11-22T06:24:05.399000000</dc:date>
    <meta:editing-duration>P2DT16H4M22S</meta:editing-duration>
    <meta:editing-cycles>1</meta:editing-cycles>
    <meta:document-statistic meta:table-count="2" meta:cell-count="108" meta:object-count="1"/>
    <meta:generator>LibreOffice/7.2.0.4$Windows_X86_64 LibreOffice_project/9a9c6381e3f7a62afc1329bd359cc48accb6435b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469cm" svg:y="4.203cm" style:legend-expansion="high" chart:style-name="ch2"/>
        <chart:plot-area chart:style-name="ch3" table:cell-range-address="Doświadczenie.A3:Doświadczenie.B50" chart:data-source-has-labels="row" svg:x="0.319cm" svg:y="0.18cm" svg:width="13.831cm" svg:height="8.645cm">
          <chart:coordinate-region svg:x="1.152cm" svg:y="0.379cm" svg:width="12.904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oświadczenie.B4:Doświadczenie.B50" chart:label-cell-address="Doświadczenie.B3:Doświadczenie.B3" chart:class="chart:scatter">
            <chart:domain table:cell-range-address="Doświadczenie.A4:Doświadczenie.A50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Doświadczenie.B3:Doświadczenie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świadczenie.A4:Doświadczenie.A50</svg:desc>
                </draw:g>
              </table:table-cell>
              <table:table-cell office:value-type="float" office:value="0">
                <text:p>0</text:p>
                <draw:g>
                  <svg:desc>Doświadczenie.B4:Doświadczenie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3346653975306">
                <text:p>0.09933466539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94709171154325">
                <text:p>0.194709171154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82321236697518">
                <text:p>0.282321236697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358678045449761">
                <text:p>0.358678045449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20735492403948">
                <text:p>0.420735492403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466019542983613">
                <text:p>0.466019542983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49272486499423">
                <text:p>0.49272486499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99786801520753">
                <text:p>0.499786801520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86923815439098">
                <text:p>0.486923815439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54648713412841">
                <text:p>0.454648713412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404248201909795">
                <text:p>0.404248201909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337731590275575">
                <text:p>0.337731590275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57750685910732">
                <text:p>0.257750685910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167494075077952">
                <text:p>0.167494075077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705600040299334">
                <text:p>0.0705600040299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0291870717137903">
                <text:p>-0.0291870717137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127770551013416">
                <text:p>-0.127770551013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221260221647427">
                <text:p>-0.221260221647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30592894547136">
                <text:p>-0.30592894547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378401247653964">
                <text:p>-0.378401247653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435787886206794">
                <text:p>-0.435787886206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475801036944758">
                <text:p>-0.4758010369447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496845501816732">
                <text:p>-0.4968455018167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49808230441792">
                <text:p>-0.49808230441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479462137331569">
                <text:p>-0.479462137331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441727327860076">
                <text:p>-0.4417273278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386382243777993">
                <text:p>-0.386382243777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31563331893616">
                <text:p>-0.31563331893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232301089706877">
                <text:p>-0.232301089706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139707749099462">
                <text:p>-0.139707749099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0415447014087469">
                <text:p>-0.0415447014087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0582746024252481">
                <text:p>0.0582746024252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155770681756691">
                <text:p>0.1557706817566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247056675569306">
                <text:p>0.247056675569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328493299359396">
                <text:p>0.328493299359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396833931924578">
                <text:p>0.396833931924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449354047905814">
                <text:p>0.4493540479058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483959836015744">
                <text:p>0.483959836015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499271672687303">
                <text:p>0.499271672687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494679123311691">
                <text:p>0.494679123311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470365278339886">
                <text:p>0.470365278339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42729945404414">
                <text:p>0.427299454044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367198548937056">
                <text:p>0.367198548937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292458596445881">
                <text:p>0.292458596445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206059242620878">
                <text:p>0.206059242620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11444957050124">
                <text:p>0.111444957050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